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KaitiM GB" svg:font-family="'AR PL KaitiM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56cm" svg:stroke-color="#000000" draw:fill="none" fo:padding-top="0.028cm" fo:padding-bottom="0.028cm" fo:padding-left="0.028cm" fo:padding-right="0.028cm"/>
    </style:style>
    <style:style style:name="gr2" style:family="graphic" style:parent-style-name="objectwithoutfill">
      <style:graphic-properties svg:stroke-width="0.051cm" draw:marker-start-width="0.356cm" draw:marker-end-width="0.356cm" draw:fill="none" draw:textarea-horizontal-align="center" draw:textarea-vertical-align="middle" fo:padding-top="0.026cm" fo:padding-bottom="0.026cm" fo:padding-left="0.026cm" fo:padding-right="0.026cm"/>
    </style:style>
    <style:style style:name="gr3" style:family="graphic" style:parent-style-name="objectwithoutfill">
      <style:graphic-properties svg:stroke-width="0.051cm" draw:marker-start-width="0.355cm" draw:marker-end-width="0.355cm" draw:fill="none" draw:textarea-horizontal-align="center" draw:textarea-vertical-align="middle" fo:padding-top="0.025cm" fo:padding-bottom="0.025cm" fo:padding-left="0.025cm" fo:padding-right="0.025cm"/>
    </style:style>
    <style:style style:name="P1" style:family="paragraph">
      <loext:graphic-properties draw:fill="none"/>
    </style:style>
    <style:style style:name="P2" style:family="paragraph">
      <loext:graphic-properties draw:fill="none"/>
      <style:paragraph-properties fo:text-align="center"/>
    </style:style>
  </office:automatic-styles>
  <office:body>
    <office:drawing>
      <draw:page draw:name="page1" draw:style-name="dp1" draw:master-page-name="master-page3">
        <draw:polygon draw:style-name="gr1" draw:text-style-name="P1" draw:layer="layout" svg:width="12.164cm" svg:height="4.602cm" svg:x="0.295cm" svg:y="0.863cm" svg:viewBox="0 0 12165 4603" draw:points="6626,3818 6571,3781 6559,3776 6533,3763 6408,3679 6353,3655 6259,3614 6245,3609 6239,3608 6212,3600 6165,3587 6103,3581 6084,3579 6063,3581 6002,3587 5954,3600 5927,3608 5921,3609 5908,3614 5814,3655 5759,3679 5709,3714 5633,3763 5608,3776 5596,3781 5541,3818 5509,3839 5502,3845 5433,3887 5409,3902 5373,3926 5353,3938 5309,3964 5270,3987 5241,4006 5208,4026 5124,4073 5108,4081 5097,4088 4999,4141 4945,4163 4890,4194 4796,4238 4784,4244 4779,4246 4769,4251 4621,4309 4548,4341 4458,4372 4339,4415 4306,4424 4281,4430 4133,4470 4048,4493 3855,4530 3809,4538 3779,4548 3563,4576 3491,4585 3484,4585 3475,4587 3321,4597 3185,4603 3158,4603 3133,4602 2996,4603 2854,4599 2833,4596 2817,4594 2636,4576 2520,4564 2508,4564 2493,4561 2345,4536 2246,4514 2182,4503 2085,4481 1984,4451 1857,4417 1852,4415 1736,4373 1694,4357 1618,4330 1605,4323 1533,4291 1505,4279 1443,4251 1370,4215 1290,4169 1208,4129 1139,4088 1081,4052 1045,4029 896,3926 888,3920 882,3915 827,3870 719,3782 710,3773 699,3763 557,3624 546,3612 536,3600 470,3526 415,3458 399,3439 396,3433 290,3276 269,3239 233,3179 197,3114 158,3024 124,2951 70,2797 67,2791 66,2784 30,2626 15,2518 4,2397 0,2302 4,2205 15,2084 30,1976 66,1818 67,1811 70,1805 124,1651 158,1578 197,1488 233,1422 269,1363 290,1325 396,1169 399,1163 415,1143 470,1076 536,1002 546,990 557,978 699,839 710,828 827,731 882,687 888,682 896,676 1045,573 1081,549 1139,513 1208,473 1290,433 1370,387 1443,351 1506,324 1533,310 1605,279 1618,273 1694,246 1736,230 1852,188 1857,187 1984,152 2085,122 2182,100 2246,90 2345,67 2379,60 2493,40 2508,39 2520,39 2611,27 2669,19 2817,9 2833,7 2854,4 2996,0 3133,1 3158,0 3185,0 3321,6 3475,16 3484,16 3491,18 3570,27 3646,36 3779,55 3809,66 3855,73 4048,110 4133,133 4179,143 4278,172 4296,176 4306,179 4339,188 4458,231 4521,252 4548,261 4621,293 4664,307 4769,351 4779,355 4784,358 4796,364 4890,407 4945,439 4999,461 5097,513 5105,518 5108,521 5124,528 5208,576 5241,596 5270,615 5309,637 5353,664 5373,676 5409,700 5433,715 5502,757 5509,763 5541,784 5596,821 5608,825 5633,839 5709,888 5759,922 5814,946 5908,988 5921,993 5927,994 5954,1002 6002,1015 6063,1021 6084,1022 6103,1021 6165,1015 6212,1002 6239,994 6245,993 6259,988 6353,946 6408,922 6457,888 6533,839 6559,825 6571,821 6626,784 6657,763 6665,757 6733,715 6757,700 6793,676 6814,664 6857,637 6896,615 6926,596 6959,576 7042,528 7059,521 7069,513 7168,461 7221,439 7277,407 7371,364 7382,358 7387,355 7397,351 7545,293 7618,263 7708,231 7827,188 7860,179 7885,173 8033,133 8118,110 8311,73 8357,66 8387,55 8603,27 8675,18 8683,18 8692,16 8981,0 9008,0 9033,1 9171,0 9312,4 9333,7 9351,7 9487,18 9496,19 9554,27 9647,37 9657,39 9672,40 9786,60 9820,67 9869,75 9923,87 9983,99 10021,107 10056,116 10078,121 10145,140 10183,151 10305,187 10308,187 10310,188 10312,188 10389,215 10429,230 10471,246 10547,273 10560,279 10632,310 10660,322 10721,351 10795,387 10875,433 10957,473 11026,513 11084,549 11120,573 11183,613 11269,676 11277,682 11283,687 11338,731 11445,819 11454,828 11466,839 11608,978 11619,990 11629,1002 11695,1076 11750,1143 11766,1163 11771,1169 11875,1325 11896,1363 11932,1422 11968,1488 12007,1578 12033,1651 12098,1811 12099,1818 12128,1976 12150,2084 12160,2205 12165,2302 12160,2397 12150,2518 12128,2626 12099,2784 12098,2791 12033,2951 12007,3024 11968,3114 11932,3179 11896,3239 11875,3276 11771,3433 11766,3439 11750,3458 11695,3526 11629,3600 11619,3612 11608,3624 11539,3694 11466,3763 11454,3773 11338,3870 11283,3915 11277,3920 11269,3926 11120,4029 11084,4052 11026,4088 10957,4129 10875,4169 10795,4215 10721,4251 10659,4278 10632,4291 10560,4323 10547,4330 10471,4357 10429,4373 10312,4415 10308,4417 10181,4451 10080,4481 9983,4503 9918,4514 9672,4561 9657,4563 9645,4564 9554,4576 9496,4584 9350,4594 9333,4596 9312,4599 9171,4603 9033,4602 9008,4603 8981,4603 8845,4597 8692,4587 8683,4587 8675,4585 8596,4576 8520,4567 8387,4548 8357,4538 8311,4530 8118,4493 8033,4470 7885,4430 7860,4424 7827,4415 7708,4372 7645,4351 7618,4342 7545,4309 7502,4294 7397,4251 7387,4246 7382,4244 7371,4238 7277,4194 7221,4163 7168,4141 7069,4088 7062,4084 7059,4081 7042,4073 6959,4026 6926,4006 6896,3987 6857,3964 6814,3938 6793,3926 6757,3902 6733,3887 6665,3845 6657,3839">
          <text:p/>
        </draw:polygon>
        <draw:g>
          <draw:path draw:style-name="gr2" draw:text-style-name="P2" draw:layer="layout" svg:width="2.365cm" svg:height="1.894cm" draw:transform="skewX (0.00157079632679499) rotate (-0.674918821746208) translate (3.07557389991511cm 1.45824376444304cm)" svg:viewBox="0 0 2366 1895" svg:d="M0 1895c2427-1 2365-1895 2365-1895">
            <text:p/>
          </draw:path>
          <draw:path draw:style-name="gr3" draw:text-style-name="P2" draw:layer="layout" svg:width="1.758cm" svg:height="1.201cm" draw:transform="skewX (-0.380132711084365) rotate (-2.64923527160219) translate (4.7326315766129cm 3.12553297101446cm)" svg:viewBox="0 0 1759 1202" svg:d="M1759 1202c-1803 0-1759-1202-1759-1202">
            <text:p/>
          </draw:path>
        </draw:g>
        <draw:g>
          <draw:path draw:style-name="gr2" draw:text-style-name="P2" draw:layer="layout" svg:width="2.366cm" svg:height="1.892cm" draw:transform="skewX (-0.00157079632679488) rotate (0.674220690045409) translate (7.85947369495689cm 2.93759442077486cm)" svg:viewBox="0 0 2367 1893" svg:d="M2367 1893c-2427 1-2367-1893-2367-1893">
            <text:p/>
          </draw:path>
          <draw:path draw:style-name="gr3" draw:text-style-name="P2" draw:layer="layout" svg:width="1.762cm" svg:height="1.201cm" draw:transform="skewX (0.375943920879578) rotate (2.64871167282659) translate (9.60281782859901cm 3.96153745498395cm)" svg:viewBox="0 0 1763 1202" svg:d="M0 1202c1801 0 1763-1202 1763-1202">
            <text:p/>
          </draw:path>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KaitiM GB" svg:font-family="'AR PL KaitiM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4.8cm" fo:margin-bottom="1cm" fo:margin-left="2.2cm" fo:margin-right="1cm" fo:page-width="12.7cm" fo:page-height="6.3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generator>LibreOffice/6.3.4.2.0$Linux_X86_64 LibreOffice_project/30$Build-2</meta:generator>
    <dc:date>2020-01-14T11:45:40.809229481</dc:date>
    <meta:editing-duration>PT6M52S</meta:editing-duration>
    <meta:editing-cycles>3</meta:editing-cycles>
    <meta:document-statistic meta:object-count="7"/>
  </office:meta>
</office:document-meta>
</file>